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095b56" officeooo:paragraph-rsid="00095b56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95b56" officeooo:paragraph-rsid="000af6a7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a882e" officeooo:paragraph-rsid="000ac697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ac697" officeooo:paragraph-rsid="000ac697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af6a7" officeooo:paragraph-rsid="000af6a7"/>
    </style:style>
    <style:style style:name="T1" style:family="text">
      <style:text-properties officeooo:rsid="0009aaef"/>
    </style:style>
    <style:style style:name="T2" style:family="text">
      <style:text-properties officeooo:rsid="000ac6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– Arduino:</text:p>
      <text:list xml:id="list4161277815122479461" text:style-name="L1">
        <text:list-item>
          <text:p text:style-name="P5">Execute a montagem do circuito disponível em: <text:a xlink:type="simple" xlink:href="https://circuits.io/circuits/3584491-montagem-projeto" text:style-name="Internet_20_link" text:visited-style-name="Visited_20_Internet_20_Link">https://circuits.io/circuits/3584491-montagem-projeto</text:a>;</text:p>
        </text:list-item>
        <text:list-item>
          <text:p text:style-name="P2">Instale a IDE do Arduino no seu computador, disponível em: <text:a xlink:type="simple" xlink:href="https://www.arduino.cc/en/Main/Software" text:style-name="Internet_20_link" text:visited-style-name="Visited_20_Internet_20_Link"><text:span text:style-name="T1">https://www.arduino.cc/en/Main/Software</text:span></text:a><text:span text:style-name="T1">;</text:span></text:p>
        </text:list-item>
        <text:list-item>
          <text:p text:style-name="P3">Crie um novo arquivo e coloque o código<text:span text:style-name="T2">-fonte</text:span> <text:span text:style-name="T2">disponível em: </text:span><text:a xlink:type="simple" xlink:href="https://github.com/pedrovbeltran/projetogenulic/" text:style-name="Internet_20_link" text:visited-style-name="Visited_20_Internet_20_Link"><text:span text:style-name="T2">https://github.com/pedrovbeltran/projetogenulic/</text:span></text:a><text:span text:style-name="T2"> ;</text:span></text:p>
        </text:list-item>
        <text:list-item>
          <text:p text:style-name="P4">Conecte o arduino ao computador;</text:p>
        </text:list-item>
        <text:list-item>
          <text:p text:style-name="P4">Selecione a porta COM na qual o arduino está conectado;</text:p>
        </text:list-item>
        <text:list-item>
          <text:p text:style-name="P4">Clique em “Carregar”;</text:p>
        </text:list-item>
        <text:list-item>
          <text:p text:style-name="P4">Pronto! O projeto já estará pronto para u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16:08.553022764</meta:creation-date>
    <dc:date>2016-12-28T08:51:55.888524548</dc:date>
    <meta:editing-duration>PT22M35S</meta:editing-duration>
    <meta:editing-cycles>2</meta:editing-cycles>
    <meta:generator>LibreOffice/5.2.3.3$Linux_X86_64 LibreOffice_project/d54a8868f08a7b39642414cf2c8ef2f228f780cf</meta:generator>
    <meta:document-statistic meta:table-count="0" meta:image-count="0" meta:object-count="0" meta:page-count="1" meta:paragraph-count="8" meta:word-count="66" meta:character-count="495" meta:non-whitespace-character-count="443"/>
  </office:meta>
</office:document-meta>
</file>